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enter</text:p>
          </table:table-cell>
          <table:table-cell/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's in mw/m<text:span text:style-name="T1">2</text:span></text:p>
          </table:table-cell>
          <table:table-cell office:value-type="string" calcext:value-type="string">
            <text:p>S-PL1</text:p>
          </table:table-cell>
          <table:table-cell office:value-type="string" calcext:value-type="string">
            <text:p>S-PL2</text:p>
          </table:table-cell>
          <table:table-cell office:value-type="string" calcext:value-type="string">
            <text:p>S-PL3</text:p>
          </table:table-cell>
          <table:table-cell office:value-type="string" calcext:value-type="string">
            <text:p>S-PL4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Power Level (mW/m<text:span text:style-name="T1">2</text:span>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535" calcext:value-type="float">
            <text:p>535</text:p>
          </table:table-cell>
          <table:table-cell office:value-type="float" office:value="1705" calcext:value-type="float">
            <text:p>1705</text:p>
          </table:table-cell>
          <table:table-cell table:formula="of:=[.B2]+(([.C2]-[.B2])/2)" office:value-type="float" office:value="1120" calcext:value-type="float">
            <text:p>1120</text:p>
          </table:table-cell>
          <table:table-cell/>
          <table:table-cell table:formula="of:=(1/(4*3.14159*[.B17]^2))*10^(3/10)*50000000" office:value-type="float" office:value="793.890321051156" calcext:value-type="float">
            <text:p>793.8903210512</text:p>
          </table:table-cell>
          <table:table-cell table:formula="of:=(1/(4*3.14159*[.C17]^2))*10^(3/10)*50000000" office:value-type="float" office:value="7.93890321051155" calcext:value-type="float">
            <text:p>7.9389032105</text:p>
          </table:table-cell>
          <table:table-cell table:formula="of:=(1/(4*3.14159*[.D17]^2))*10^(3/10)*50000000" office:value-type="float" office:value="0.0793890321051155" calcext:value-type="float">
            <text:p>0.0793890321</text:p>
          </table:table-cell>
          <table:table-cell table:formula="of:=(1/(4*3.14159*[.E17]^2))*10^(3/10)*50000000" office:value-type="float" office:value="0.00317556128420462" calcext:value-type="float">
            <text:p>0.0031755613</text:p>
          </table:table-cell>
          <table:table-cell office:value-type="string" calcext:value-type="string">
            <text:p>&lt;--- calc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Frequency (MHz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87.9" calcext:value-type="float">
            <text:p>87.9</text:p>
          </table:table-cell>
          <table:table-cell office:value-type="float" office:value="107.9" calcext:value-type="float">
            <text:p>107.9</text:p>
          </table:table-cell>
          <table:table-cell table:formula="of:=[.B3]+(([.C3]-[.B3])/2)" office:value-type="float" office:value="97.9" calcext:value-type="float">
            <text:p>97.9</text:p>
          </table:table-cell>
          <table:table-cell/>
          <table:table-cell table:formula="of:=(1/(4*3.14159*[.B16]^2))*10^(3/10)*50000000" office:value-type="float" office:value="793.890321051156" calcext:value-type="float">
            <text:p>793.8903210512</text:p>
          </table:table-cell>
          <table:table-cell table:formula="of:=(1/(4*3.14159*[.C16]^2))*10^(3/10)*50000000" office:value-type="float" office:value="7.93890321051155" calcext:value-type="float">
            <text:p>7.9389032105</text:p>
          </table:table-cell>
          <table:table-cell table:formula="of:=(1/(4*3.14159*[.D16]^2))*10^(3/10)*50000000" office:value-type="float" office:value="0.0793890321051155" calcext:value-type="float">
            <text:p>0.0793890321</text:p>
          </table:table-cell>
          <table:table-cell table:formula="of:=(1/(4*3.14159*[.E16]^2))*10^(3/10)*50000000" office:value-type="float" office:value="0.00317556128420462" calcext:value-type="float">
            <text:p>0.0031755613</text:p>
          </table:table-cell>
          <table:table-cell office:value-type="string" calcext:value-type="string">
            <text:p>Selected ---&gt;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HF TV</text:p>
          </table:table-cell>
          <table:table-cell office:value-type="float" office:value="470" calcext:value-type="float">
            <text:p>470</text:p>
          </table:table-cell>
          <table:table-cell office:value-type="float" office:value="698" calcext:value-type="float">
            <text:p>698</text:p>
          </table:table-cell>
          <table:table-cell table:formula="of:=[.B4]+(([.C4]-[.B4])/2)" office:value-type="float" office:value="584" calcext:value-type="float">
            <text:p>584</text:p>
          </table:table-cell>
          <table:table-cell/>
          <table:table-cell table:formula="of:=(1/(4*3.14159*[.B15]^2))*10^(14/10)*1000000000" office:value-type="float" office:value="1998.89739869746" calcext:value-type="float">
            <text:p>1998.8973986975</text:p>
          </table:table-cell>
          <table:table-cell table:formula="of:=(1/(4*3.14159*[.C15]^2))*10^(14/10)*1000000000" office:value-type="float" office:value="19.9889739869746" calcext:value-type="float">
            <text:p>19.988973987</text:p>
          </table:table-cell>
          <table:table-cell table:formula="of:=(1/(4*3.14159*[.D15]^2))*10^(14/10)*1000000000" office:value-type="float" office:value="0.799558959478983" calcext:value-type="float">
            <text:p>0.7995589595</text:p>
          </table:table-cell>
          <table:table-cell table:formula="of:=(1/(4*3.14159*[.E15]^2))*10^(14/10)*1000000000" office:value-type="float" office:value="0.199889739869746" calcext:value-type="float">
            <text:p>0.199889739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ell 850</text:p>
          </table:table-cell>
          <table:table-cell table:number-columns-repeated="2" office:value-type="float" office:value="850" calcext:value-type="float">
            <text:p>850</text:p>
          </table:table-cell>
          <table:table-cell table:formula="of:=[.B5]+(([.C5]-[.B5])/2)" office:value-type="float" office:value="850" calcext:value-type="float">
            <text:p>850</text:p>
          </table:table-cell>
          <table:table-cell/>
          <table:table-cell table:formula="of:=(1/(4*3.14159*[.D14]^2))*10^(18/10)*40000" office:value-type="float" office:value="0.200840130150718" calcext:value-type="float">
            <text:p>0.2008401302</text:p>
          </table:table-cell>
          <table:table-cell table:formula="of:=(1/(4*3.14159*[.E14]^2))*10^(18/10)*40000" office:value-type="float" office:value="0.00803360520602871" calcext:value-type="float">
            <text:p>0.0080336052</text:p>
          </table:table-cell>
          <table:table-cell table:formula="of:=(1/(4*3.14159*[.F14]^2))*10^(18/10)*40000" office:value-type="float" office:value="0.00200840130150718" calcext:value-type="float">
            <text:p>0.0020084013</text:p>
          </table:table-cell>
          <table:table-cell table:formula="of:=(1/(4*3.14159*[.G14]^2))*10^(18/10)*40000" office:value-type="float" office:value="0.000163951126653647" calcext:value-type="float">
            <text:p>0.000163951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ell 190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/>
          <table:table-cell table:formula="of:=(1/(4*3.14159*[.B14]^2))*10^(18/10)*40000" office:value-type="float" office:value="2008.40130150718" calcext:value-type="float">
            <text:p>2008.4013015072</text:p>
          </table:table-cell>
          <table:table-cell table:formula="of:=(1/(4*3.14159*[.C14]^2))*10^(18/10)*40000" office:value-type="float" office:value="20.0840130150718" calcext:value-type="float">
            <text:p>20.0840130151</text:p>
          </table:table-cell>
          <table:table-cell table:formula="of:=(1/(4*3.14159*[.D14]^2))*10^(18/10)*40000" office:value-type="float" office:value="0.200840130150718" calcext:value-type="float">
            <text:p>0.2008401302</text:p>
          </table:table-cell>
          <table:table-cell table:formula="of:=(1/(4*3.14159*[.E14]^2))*10^(18/10)*40000" office:value-type="float" office:value="0.00803360520602871" calcext:value-type="float">
            <text:p>0.008033605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table:formula="of:=[.B7]+(([.C7]-[.B7])/2)" office:value-type="float" office:value="0" calcext:value-type="float">
            <text:p>0</text:p>
          </table:table-cell>
          <table:table-cell table:number-columns-repeated="11"/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WiFi 2.4</text:p>
          </table:table-cell>
          <table:table-cell office:value-type="float" office:value="2414" calcext:value-type="float">
            <text:p>2414</text:p>
          </table:table-cell>
          <table:table-cell office:value-type="float" office:value="2462" calcext:value-type="float">
            <text:p>2462</text:p>
          </table:table-cell>
          <table:table-cell table:formula="of:=[.B8]+(([.C8]-[.B8])/2)" office:value-type="float" office:value="2438" calcext:value-type="float">
            <text:p>2438</text:p>
          </table:table-cell>
          <table:table-cell/>
          <table:table-cell table:formula="of:=(1/(4*3.14159*[.B13]^2))*10^(2.2/10)*100" office:value-type="float" office:value="1320.65841455884" calcext:value-type="float">
            <text:p>1320.6584145588</text:p>
          </table:table-cell>
          <table:table-cell table:formula="of:=(1/(4*3.14159*[.C13]^2))*10^(2.2/10)*100" office:value-type="float" office:value="13.2065841455884" calcext:value-type="float">
            <text:p>13.2065841456</text:p>
          </table:table-cell>
          <table:table-cell table:formula="of:=(1/(4*3.14159*[.D13]^2))*10^(2.2/10)*100" office:value-type="float" office:value="0.132065841455884" calcext:value-type="float">
            <text:p>0.1320658415</text:p>
          </table:table-cell>
          <table:table-cell table:formula="of:=(1/(4*3.14159*[.E13]^2))*10^(2.2/10)*100" office:value-type="float" office:value="0.00132065841455884" calcext:value-type="float">
            <text:p>0.001320658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WiFi 5</text:p>
          </table:table-cell>
          <table:table-cell office:value-type="float" office:value="5180" calcext:value-type="float">
            <text:p>5180</text:p>
          </table:table-cell>
          <table:table-cell office:value-type="float" office:value="5825" calcext:value-type="float">
            <text:p>5825</text:p>
          </table:table-cell>
          <table:table-cell table:formula="of:=[.B9]+(([.C9]-[.B9])/2)" office:value-type="float" office:value="5502.5" calcext:value-type="float">
            <text:p>5502.5</text:p>
          </table:table-cell>
          <table:table-cell/>
          <table:table-cell table:formula="of:=(1/(4*3.14159*[.B13]^2))*10^(3.5/10)*100" office:value-type="float" office:value="1781.51918182221" calcext:value-type="float">
            <text:p>1781.5191818222</text:p>
          </table:table-cell>
          <table:table-cell table:formula="of:=(1/(4*3.14159*[.C13]^2))*10^(3.5/10)*100" office:value-type="float" office:value="17.8151918182221" calcext:value-type="float">
            <text:p>17.8151918182</text:p>
          </table:table-cell>
          <table:table-cell table:formula="of:=(1/(4*3.14159*[.D13]^2))*10^(3.5/10)*100" office:value-type="float" office:value="0.178151918182221" calcext:value-type="float">
            <text:p>0.1781519182</text:p>
          </table:table-cell>
          <table:table-cell table:formula="of:=(1/(4*3.14159*[.E13]^2))*10^(3.5/10)*100" office:value-type="float" office:value="0.00178151918182221" calcext:value-type="float">
            <text:p>0.001781519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5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Dist. 1</text:p>
          </table:table-cell>
          <table:table-cell office:value-type="string" calcext:value-type="string">
            <text:p>Dist. 2</text:p>
          </table:table-cell>
          <table:table-cell office:value-type="string" calcext:value-type="string">
            <text:p>Dist. 3</text:p>
          </table:table-cell>
          <table:table-cell office:value-type="string" calcext:value-type="string">
            <text:p>Dist. 4</text:p>
          </table:table-cell>
          <table:table-cell office:value-type="string" calcext:value-type="string">
            <text:p>Dist. 5</text:p>
          </table:table-cell>
          <table:table-cell office:value-type="string" calcext:value-type="string">
            <text:p>Dist. 6</text:p>
          </table:table-cell>
          <table:table-cell office:value-type="string" calcext:value-type="string">
            <text:p>dists. In meters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Default"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000" calcext:value-type="float">
            <text:p>35000</text:p>
          </table:table-cell>
          <table:table-cell table:number-columns-repeated="8"/>
          <table:table-cell table:style-name="Default" table:number-columns-repeated="5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Default"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10"/>
          <table:table-cell table:style-name="Default" table:number-columns-repeated="5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10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6:08:06.829000000</meta:creation-date>
    <dc:date>2015-09-23T15:13:22.155000000</dc:date>
    <meta:editing-duration>PT22H11M23S</meta:editing-duration>
    <meta:editing-cycles>3</meta:editing-cycles>
    <meta:generator>LibreOffice/5.0.1.2$Windows_x86 LibreOffice_project/81898c9f5c0d43f3473ba111d7b351050be20261</meta:generator>
    <meta:document-statistic meta:table-count="1" meta:cell-count="174" meta:object-count="0"/>
  </office:meta>
</office:document-meta>
</file>